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764c" officeooo:paragraph-rsid="0011764c" style:font-size-asian="12.25pt" style:font-size-complex="14pt"/>
    </style:style>
    <style:style style:name="P2" style:family="paragraph" style:parent-style-name="Standard">
      <style:text-properties fo:font-size="14pt" officeooo:rsid="00129156" officeooo:paragraph-rsid="00129156" style:font-size-asian="12.25pt" style:font-size-complex="14pt"/>
    </style:style>
    <style:style style:name="P3" style:family="paragraph" style:parent-style-name="Standard">
      <style:text-properties fo:font-size="14pt" officeooo:rsid="00133e2d" officeooo:paragraph-rsid="00133e2d" style:font-size-asian="12.25pt" style:font-size-complex="14pt"/>
    </style:style>
    <style:style style:name="P4" style:family="paragraph" style:parent-style-name="Standard">
      <style:text-properties fo:font-size="14pt" officeooo:rsid="001588fe" officeooo:paragraph-rsid="001588fe" style:font-size-asian="12.25pt" style:font-size-complex="14pt"/>
    </style:style>
    <style:style style:name="P5" style:family="paragraph" style:parent-style-name="Standard">
      <style:text-properties fo:font-size="14pt" officeooo:rsid="001a17ce" officeooo:paragraph-rsid="001a17ce" style:font-size-asian="12.25pt" style:font-size-complex="14pt"/>
    </style:style>
    <style:style style:name="P6" style:family="paragraph" style:parent-style-name="Standard">
      <style:text-properties fo:font-size="14pt" officeooo:rsid="001b828b" officeooo:paragraph-rsid="001b828b" style:font-size-asian="12.25pt" style:font-size-complex="14pt"/>
    </style:style>
    <style:style style:name="P7" style:family="paragraph" style:parent-style-name="Standard">
      <style:text-properties fo:font-size="14pt" officeooo:rsid="001ba918" officeooo:paragraph-rsid="001ba918" style:font-size-asian="12.25pt" style:font-size-complex="14pt"/>
    </style:style>
    <style:style style:name="P8" style:family="paragraph" style:parent-style-name="Standard">
      <style:text-properties fo:font-size="14pt" officeooo:rsid="001cf7e3" officeooo:paragraph-rsid="001cf7e3" style:font-size-asian="12.25pt" style:font-size-complex="14pt"/>
    </style:style>
    <style:style style:name="P9" style:family="paragraph" style:parent-style-name="Standard">
      <style:text-properties fo:font-size="14pt" officeooo:rsid="001d3cb8" officeooo:paragraph-rsid="001d3cb8" style:font-size-asian="12.25pt" style:font-size-complex="14pt"/>
    </style:style>
    <style:style style:name="P10" style:family="paragraph" style:parent-style-name="Standard">
      <style:text-properties fo:font-size="14pt" officeooo:rsid="001d81d3" officeooo:paragraph-rsid="001d81d3" style:font-size-asian="12.25pt" style:font-size-complex="14pt"/>
    </style:style>
    <style:style style:name="P11" style:family="paragraph" style:parent-style-name="Standard">
      <style:text-properties fo:font-size="14pt" officeooo:rsid="00202d2d" officeooo:paragraph-rsid="00202d2d" style:font-size-asian="12.25pt" style:font-size-complex="14pt"/>
    </style:style>
    <style:style style:name="P12" style:family="paragraph" style:parent-style-name="Standard">
      <style:text-properties fo:font-size="14pt" officeooo:rsid="00212d18" officeooo:paragraph-rsid="00212d18" style:font-size-asian="12.25pt" style:font-size-complex="14pt"/>
    </style:style>
    <style:style style:name="P13" style:family="paragraph" style:parent-style-name="Standard">
      <style:text-properties fo:font-size="14pt" officeooo:rsid="00221e1f" officeooo:paragraph-rsid="00221e1f" style:font-size-asian="12.25pt" style:font-size-complex="14pt"/>
    </style:style>
    <style:style style:name="P14" style:family="paragraph" style:parent-style-name="Standard">
      <style:text-properties fo:font-size="14pt" officeooo:rsid="00254222" officeooo:paragraph-rsid="00254222" style:font-size-asian="12.25pt" style:font-size-complex="14pt"/>
    </style:style>
    <style:style style:name="P15" style:family="paragraph" style:parent-style-name="Standard">
      <style:text-properties fo:font-size="14pt" officeooo:rsid="0025a593" officeooo:paragraph-rsid="0025a593" style:font-size-asian="12.25pt" style:font-size-complex="14pt"/>
    </style:style>
    <style:style style:name="P16" style:family="paragraph" style:parent-style-name="Standard">
      <style:text-properties fo:font-size="14pt" officeooo:rsid="001588fe" officeooo:paragraph-rsid="001588fe" style:font-size-asian="12.25pt" style:font-size-complex="14pt"/>
    </style:style>
    <style:style style:name="P17" style:family="paragraph" style:parent-style-name="Standard">
      <style:text-properties fo:font-size="14pt" officeooo:rsid="002795fb" officeooo:paragraph-rsid="002795fb" style:font-size-asian="12.25pt" style:font-size-complex="14pt"/>
    </style:style>
    <style:style style:name="P18" style:family="paragraph" style:parent-style-name="Standard">
      <style:text-properties fo:font-size="14pt" officeooo:rsid="0027d014" officeooo:paragraph-rsid="0027d014" style:font-size-asian="12.25pt" style:font-size-complex="14pt"/>
    </style:style>
    <style:style style:name="P19" style:family="paragraph" style:parent-style-name="Standard">
      <style:text-properties fo:font-size="14pt" officeooo:rsid="0027f7ca" officeooo:paragraph-rsid="0027f7ca" style:font-size-asian="12.25pt" style:font-size-complex="14pt"/>
    </style:style>
    <style:style style:name="P20" style:family="paragraph" style:parent-style-name="Standard">
      <style:text-properties fo:font-size="14pt" officeooo:paragraph-rsid="00221e1f"/>
    </style:style>
    <style:style style:name="P21" style:family="paragraph" style:parent-style-name="Standard">
      <style:text-properties fo:font-size="14pt" officeooo:paragraph-rsid="0022eda1"/>
    </style:style>
    <style:style style:name="T1" style:family="text">
      <style:text-properties officeooo:rsid="001588fe"/>
    </style:style>
    <style:style style:name="T2" style:family="text">
      <style:text-properties officeooo:rsid="00191984"/>
    </style:style>
    <style:style style:name="T3" style:family="text">
      <style:text-properties officeooo:rsid="0025a593"/>
    </style:style>
    <style:style style:name="T4" style:family="text">
      <style:text-properties fo:font-variant="normal" fo:text-transform="none" fo:color="#222222" style:font-name="arial" fo:font-size="7.80000019073486pt" fo:letter-spacing="normal" fo:font-style="normal" fo:font-weight="normal"/>
    </style:style>
    <style:style style:name="T5" style:family="text">
      <style:text-properties officeooo:rsid="00221e1f" style:font-size-asian="12.25pt" style:font-size-complex="14pt"/>
    </style:style>
    <style:style style:name="T6" style:family="text">
      <style:text-properties officeooo:rsid="0022eda1" style:font-size-asian="12.25pt" style:font-size-complex="14pt"/>
    </style:style>
    <style:style style:name="T7" style:family="text">
      <style:text-properties officeooo:rsid="0025b2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</text:span>risky <text:span text:style-name="T3">brincalhão</text:span></text:p>
      <text:p text:style-name="P1"/>
      <text:p text:style-name="P2">spawn <text:span text:style-name="T3">geração</text:span></text:p>
      <text:p text:style-name="P2"/>
      <text:p text:style-name="P3">mobility impairment <text:span text:style-name="T1">dificuldade de mobilidade</text:span> </text:p>
      <text:p text:style-name="P3"/>
      <text:p text:style-name="P4">onset começo</text:p>
      <text:p text:style-name="P4"/>
      <text:p text:style-name="P4">gait marcha</text:p>
      <text:p text:style-name="P4"/>
      <text:p text:style-name="P4">cerebral palsy paralisia cerebral</text:p>
      <text:p text:style-name="P4"/>
      <text:p text:style-name="P4">stance posição</text:p>
      <text:p text:style-name="P4"/>
      <text:p text:style-name="P4">Perusing read (something), typically in a thorough or careful way.</text:p>
      <text:p text:style-name="P4"/>
      <text:p text:style-name="P4">springboard <text:span text:style-name="T2">trampolim</text:span></text:p>
      <text:p text:style-name="P4"/>
      <text:p text:style-name="P5">befuddled <text:span text:style-name="T3">atortoado</text:span></text:p>
      <text:p text:style-name="P5"/>
      <text:p text:style-name="P5">awesomeness <text:span text:style-name="T3">grandiosidade</text:span> </text:p>
      <text:p text:style-name="P5"/>
      <text:p text:style-name="P5">clutches <text:span text:style-name="T3">engates</text:span></text:p>
      <text:p text:style-name="P5"/>
      <text:p text:style-name="P5">afoot <text:span text:style-name="T3">andante, a pé, em movimento</text:span></text:p>
      <text:p text:style-name="P5"/>
      <text:p text:style-name="P5">schism <text:span text:style-name="T3">cisma</text:span></text:p>
      <text:p text:style-name="P5"/>
      <text:p text:style-name="P5">undergird <text:span text:style-name="T3">parte de baixo</text:span></text:p>
      <text:p text:style-name="P5"/>
      <text:p text:style-name="P6">beget <text:span text:style-name="T3">gerar, produzir</text:span></text:p>
      <text:p text:style-name="P6"/>
      <text:p text:style-name="P6">hasty <text:span text:style-name="T3">apressado </text:span></text:p>
      <text:p text:style-name="P6"/>
      <text:p text:style-name="P7">skim <text:span text:style-name="T3">desnatar</text:span></text:p>
      <text:p text:style-name="P7"/>
      <text:p text:style-name="P8">gleaned <text:span text:style-name="T3">recolhido</text:span></text:p>
      <text:p text:style-name="P8"/>
      <text:p text:style-name="P9">thoroughly <text:span text:style-name="T3">completamente</text:span></text:p>
      <text:p text:style-name="P9"/>
      <text:p text:style-name="P10">slew <text:span text:style-name="T3">virar, </text:span></text:p>
      <text:p text:style-name="P10"/>
      <text:p text:style-name="P11">undertaking <text:span text:style-name="T3">empreedimento</text:span></text:p>
      <text:p text:style-name="P11"/>
      <text:p text:style-name="P11">squarely <text:span text:style-name="T3">diretamente</text:span></text:p>
      <text:p text:style-name="P11"><text:soft-page-break/></text:p>
      <text:p text:style-name="P11">court jester <text:span text:style-name="T3">bobo da corte</text:span></text:p>
      <text:p text:style-name="P11"/>
      <text:p text:style-name="P11">reckoning <text:span text:style-name="T3">cômputo, cálculo, no sentido de avaliação</text:span></text:p>
      <text:p text:style-name="P11"/>
      <text:p text:style-name="P11">pondered <text:span text:style-name="T3">considerou</text:span></text:p>
      <text:p text:style-name="P11"/>
      <text:p text:style-name="P12">bids <text:span text:style-name="T3">lances, ofertas</text:span></text:p>
      <text:p text:style-name="P12"/>
      <text:p text:style-name="P20"><text:span text:style-name="T5">anecdotal </text:span><text:span text:style-name="T4">not necessarily true or reliable, because based on personal accounts rather than facts or research.</text:span></text:p>
      <text:p text:style-name="P13"/>
      <text:p text:style-name="P21"><text:span text:style-name="T6">Bewhiskered </text:span><text:span text:style-name="T4">having hair or whiskers growing on the face.</text:span></text:p>
      <text:p text:style-name="Standard"/>
      <text:p text:style-name="P14">Dismal <text:span text:style-name="T3">sombrio, obscuro</text:span></text:p>
      <text:p text:style-name="P14"/>
      <text:p text:style-name="P14">ought <text:span text:style-name="T3">deveria</text:span></text:p>
      <text:p text:style-name="P14"/>
      <text:p text:style-name="P14">shifty-eyed <text:span text:style-name="T7">de olhos arregalados</text:span></text:p>
      <text:p text:style-name="P14"/>
      <text:p text:style-name="P14">hapless <text:span text:style-name="T7">infeliz</text:span></text:p>
      <text:p text:style-name="P14"/>
      <text:p text:style-name="P14">meager <text:span text:style-name="T7">magro, escasso</text:span></text:p>
      <text:p text:style-name="P14"/>
      <text:p text:style-name="P14">resemblance <text:span text:style-name="T7">similaridade</text:span></text:p>
      <text:p text:style-name="P14"/>
      <text:p text:style-name="P14">wholly <text:span text:style-name="T7">integralmente</text:span></text:p>
      <text:p text:style-name="P14"/>
      <text:p text:style-name="P14">wellspring <text:span text:style-name="T7">nascente, fonte</text:span></text:p>
      <text:p text:style-name="P14"/>
      <text:p text:style-name="P15">witty <text:span text:style-name="T7">espirituoso</text:span></text:p>
      <text:p text:style-name="P15"/>
      <text:p text:style-name="P15">mused <text:span text:style-name="T7">meditado</text:span></text:p>
      <text:p text:style-name="P15"/>
      <text:p text:style-name="P17">bespeak</text:p>
      <text:p text:style-name="P17"/>
      <text:p text:style-name="P18">stumble</text:p>
      <text:p text:style-name="P18"/>
      <text:p text:style-name="P18">sweep</text:p>
      <text:p text:style-name="P18"/>
      <text:p text:style-name="P18">yield</text:p>
      <text:p text:style-name="P18"/>
      <text:p text:style-name="P19">flatly</text:p>
      <text:p text:style-name="P19"/>
      <text:p text:style-name="P19">sheer</text:p>
      <text:p text:style-name="P19"/>
      <text:p text:style-name="P19"><text:soft-page-break/>slumber</text:p>
      <text:p text:style-name="P19"/>
      <text:p text:style-name="P1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8:06:50.042922311</meta:creation-date>
    <dc:date>2018-10-18T15:59:23.029515341</dc:date>
    <meta:editing-duration>PT18H9M4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46" meta:word-count="140" meta:character-count="1039" meta:non-whitespace-character-count="941"/>
  </office:meta>
</office:document-meta>
</file>